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5"/>
  </office:automatic-styles>
  <office:body>
    <office:spreadsheet>
      <table:calculation-settings table:automatic-find-labels="false"/>
      <table:table table:name="benchmark04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1020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cell centered</text:p>
          </table:table-cell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table:number-columns-repeated="1020"/>
        </table:table-row>
        <table:table-row table:style-name="ro1">
          <table:table-cell office:value-type="float" office:value="0.00042" calcext:value-type="float">
            <text:p>4.20E-04</text:p>
          </table:table-cell>
          <table:table-cell office:value-type="float" office:value="96" calcext:value-type="float">
            <text:p>96</text:p>
          </table:table-cell>
          <table:table-cell office:value-type="float" office:value="12.108394439725" calcext:value-type="float">
            <text:p>1.210839E+01</text:p>
          </table:table-cell>
          <table:table-cell office:value-type="float" office:value="2.69709685855955" calcext:value-type="float">
            <text:p>2.697097E+00</text:p>
          </table:table-cell>
          <table:table-cell table:number-columns-repeated="1020"/>
        </table:table-row>
        <table:table-row table:style-name="ro1">
          <table:table-cell office:value-type="float" office:value="0.000054" calcext:value-type="float">
            <text:p>5.40E-05</text:p>
          </table:table-cell>
          <table:table-cell office:value-type="float" office:value="192" calcext:value-type="float">
            <text:p>192</text:p>
          </table:table-cell>
          <table:table-cell office:value-type="float" office:value="1.12293395490068" calcext:value-type="float">
            <text:p>1.122934E+00</text:p>
          </table:table-cell>
          <table:table-cell office:value-type="float" office:value="0.506009142169382" calcext:value-type="float">
            <text:p>5.060091E-01</text:p>
          </table:table-cell>
          <table:table-cell table:number-columns-repeated="1020"/>
        </table:table-row>
        <table:table-row table:style-name="ro1">
          <table:table-cell office:value-type="float" office:value="0.0000048" calcext:value-type="float">
            <text:p>4.80E-06</text:p>
          </table:table-cell>
          <table:table-cell office:value-type="float" office:value="384" calcext:value-type="float">
            <text:p>384</text:p>
          </table:table-cell>
          <table:table-cell office:value-type="float" office:value="0.601888264255684" calcext:value-type="float">
            <text:p>6.018883E-01</text:p>
          </table:table-cell>
          <table:table-cell office:value-type="float" office:value="0.324657931904769" calcext:value-type="float">
            <text:p>3.246579E-01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benchmark04.A3:benchmark04.D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5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/00/0000</text:date>, <text:time style:data-style-name="N2" text:time-value="17:19:08.793706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7:19:30.100233512</dc:date>
    <meta:editing-duration>PT3M20S</meta:editing-duration>
    <meta:editing-cycles>3</meta:editing-cycles>
    <meta:generator>LibreOffice/5.2.7.2$Linux_X86_64 LibreOffice_project/20m0$Build-2</meta:generator>
    <meta:document-statistic meta:table-count="1" meta:cell-count="17" meta:object-count="0"/>
  </office:meta>
</office:document-meta>
</file>